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a6" draw:textarea-horizontal-align="justify" draw:textarea-vertical-align="middle" draw:auto-grow-height="false" fo:min-height="0.416cm" fo:min-width="0.143cm"/>
      <style:paragraph-properties style:writing-mode="lr-tb"/>
    </style:style>
    <style:style style:name="gr2" style:family="graphic" style:parent-style-name="standard">
      <style:graphic-properties draw:fill="solid" draw:fill-color="#ffffa6" draw:textarea-horizontal-align="justify" draw:textarea-vertical-align="middle" draw:auto-grow-height="false" fo:min-height="0.417cm" fo:min-width="0.14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0.416cm" fo:min-width="0.142cm"/>
      <style:paragraph-properties style:writing-mode="lr-tb"/>
    </style:style>
    <style:style style:name="gr5" style:family="graphic" style:parent-style-name="standard">
      <style:graphic-properties draw:fill="solid" draw:fill-color="#ffffa6" draw:textarea-horizontal-align="justify" draw:textarea-vertical-align="middle" draw:auto-grow-height="false" fo:min-height="0.417cm" fo:min-width="0.142cm"/>
      <style:paragraph-properties style:writing-mode="lr-tb"/>
    </style:style>
    <style:style style:name="gr6" style:family="graphic" style:parent-style-name="standard">
      <style:graphic-properties draw:fill="solid" draw:fill-color="#ffffa6" draw:textarea-horizontal-align="justify" draw:textarea-vertical-align="middle" draw:auto-grow-height="false" fo:min-height="0.415cm" fo:min-width="0.1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cm"/>
      <style:paragraph-properties style:writing-mode="lr-tb"/>
    </style:style>
    <style:style style:name="gr9" style:family="graphic" style:parent-style-name="objectwithoutfill">
      <style:graphic-properties svg:stroke-color="#333333" draw:fill="none" draw:textarea-vertical-align="middle"/>
    </style:style>
    <style:style style:name="gr10" style:family="graphic" style:parent-style-name="objectwithoutfill">
      <style:graphic-properties draw:stroke="dash" draw:stroke-dash="Long_20_Dash" svg:stroke-color="#666666" svg:stroke-linecap="butt" draw:fill="none" draw:textarea-vertical-align="middle"/>
    </style:style>
    <style:style style:name="gr11" style:family="graphic" style:parent-style-name="objectwithoutfill">
      <style:graphic-properties draw:stroke="dash" draw:stroke-dash="Dash" svg:stroke-color="#808080" svg:stroke-linecap="butt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a6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0.909cm" svg:height="0.94cm" svg:x="3.25cm" svg:y="7.998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6.339cm" svg:y="7.99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34cm" svg:y="6.7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6.341cm" svg:y="9.24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385cm" svg:y1="8.269cm" svg:x2="6.202cm" svg:y2="7.378cm">
          <text:p/>
        </draw:line>
        <draw:line draw:style-name="gr3" draw:text-style-name="P3" draw:layer="layout" svg:x1="4.385cm" svg:y1="8.716cm" svg:x2="6.202cm" svg:y2="9.83cm">
          <text:p/>
        </draw:line>
        <draw:line draw:style-name="gr3" draw:text-style-name="P3" draw:layer="layout" svg:x1="4.385cm" svg:y1="8.493cm" svg:x2="6.202cm" svg:y2="8.493cm">
          <text:p/>
        </draw:line>
        <draw:custom-shape draw:style-name="gr4" draw:text-style-name="P2" draw:layer="layout" svg:width="0.908cm" svg:height="0.942cm" svg:x="3.251cm" svg:y="11.91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2cm" svg:x="6.34cm" svg:y="11.91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6.341cm" svg:y="10.67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6.342cm" svg:y="13.16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386cm" svg:y1="12.192cm" svg:x2="6.203cm" svg:y2="11.301cm">
          <text:p/>
        </draw:line>
        <draw:line draw:style-name="gr3" draw:text-style-name="P3" draw:layer="layout" svg:x1="4.386cm" svg:y1="12.638cm" svg:x2="6.203cm" svg:y2="13.752cm">
          <text:p/>
        </draw:line>
        <draw:line draw:style-name="gr3" draw:text-style-name="P3" draw:layer="layout" svg:x1="4.386cm" svg:y1="12.415cm" svg:x2="6.203cm" svg:y2="12.415cm">
          <text:p/>
        </draw:line>
        <draw:custom-shape draw:style-name="gr4" draw:text-style-name="P2" draw:layer="layout" svg:width="0.908cm" svg:height="0.942cm" svg:x="7.7cm" svg:y="11.87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0.743cm" svg:y="11.16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0.792cm" svg:y="12.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36cm" svg:y1="12.147cm" svg:x2="10.517cm" svg:y2="11.746cm">
          <text:p/>
        </draw:line>
        <draw:line draw:style-name="gr3" draw:text-style-name="P3" draw:layer="layout" svg:x1="8.836cm" svg:y1="12.593cm" svg:x2="10.517cm" svg:y2="13.083cm">
          <text:p/>
        </draw:line>
        <draw:custom-shape draw:style-name="gr1" draw:text-style-name="P2" draw:layer="layout" svg:width="0.909cm" svg:height="0.94cm" svg:x="12.197cm" svg:y="11.83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5.241cm" svg:y="11.8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378cm" svg:y1="12.375cm" svg:x2="14.968cm" svg:y2="12.375cm">
          <text:p/>
        </draw:line>
        <draw:custom-shape draw:style-name="gr5" draw:text-style-name="P2" draw:layer="layout" svg:width="0.908cm" svg:height="0.941cm" svg:x="3.252cm" svg:y="15.75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341cm" svg:y="15.75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342cm" svg:y="14.50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343cm" svg:y="17.0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387cm" svg:y1="16.025cm" svg:x2="6.204cm" svg:y2="15.134cm">
          <text:p/>
        </draw:line>
        <draw:line draw:style-name="gr3" draw:text-style-name="P3" draw:layer="layout" svg:x1="4.387cm" svg:y1="16.471cm" svg:x2="6.204cm" svg:y2="17.585cm">
          <text:p/>
        </draw:line>
        <draw:line draw:style-name="gr3" draw:text-style-name="P3" draw:layer="layout" svg:x1="4.387cm" svg:y1="16.248cm" svg:x2="6.204cm" svg:y2="16.248cm">
          <text:p/>
        </draw:line>
        <draw:custom-shape draw:style-name="gr5" draw:text-style-name="P2" draw:layer="layout" svg:width="0.908cm" svg:height="0.941cm" svg:x="7.701cm" svg:y="15.7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10.744cm" svg:y="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08cm" svg:height="0.941cm" svg:x="10.793cm" svg:y="16.33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37cm" svg:y1="15.98cm" svg:x2="10.518cm" svg:y2="15.579cm">
          <text:p/>
        </draw:line>
        <draw:line draw:style-name="gr3" draw:text-style-name="P3" draw:layer="layout" svg:x1="8.837cm" svg:y1="16.426cm" svg:x2="10.518cm" svg:y2="16.916cm">
          <text:p/>
        </draw:line>
        <draw:custom-shape draw:style-name="gr1" draw:text-style-name="P2" draw:layer="layout" svg:width="0.909cm" svg:height="0.94cm" svg:x="12.198cm" svg:y="15.6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2cm" svg:x="15.242cm" svg:y="15.67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379cm" svg:y1="16.208cm" svg:x2="14.969cm" svg:y2="16.208cm">
          <text:p/>
        </draw:line>
        <draw:custom-shape draw:style-name="gr4" draw:text-style-name="P2" draw:layer="layout" svg:width="0.908cm" svg:height="0.94cm" svg:x="16.651cm" svg:y="15.6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2cm" svg:x="19.693cm" svg:y="15.67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1cm" svg:y1="16.208cm" svg:x2="19.421cm" svg:y2="16.208cm">
          <text:p/>
        </draw:line>
        <draw:custom-shape draw:style-name="gr4" draw:text-style-name="P2" draw:layer="layout" svg:width="0.908cm" svg:height="0.94cm" svg:x="3.294cm" svg:y="19.27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08cm" svg:height="0.939cm" svg:x="6.337cm" svg:y="18.56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08cm" svg:height="0.941cm" svg:x="6.385cm" svg:y="19.89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429cm" svg:y1="19.546cm" svg:x2="6.11cm" svg:y2="19.145cm">
          <text:p/>
        </draw:line>
        <draw:line draw:style-name="gr3" draw:text-style-name="P3" draw:layer="layout" svg:x1="4.429cm" svg:y1="19.992cm" svg:x2="6.11cm" svg:y2="20.482cm">
          <text:p/>
        </draw:line>
        <draw:custom-shape draw:style-name="gr4" draw:text-style-name="P2" draw:layer="layout" svg:width="0.908cm" svg:height="0.94cm" svg:x="7.791cm" svg:y="19.23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08cm" svg:height="0.941cm" svg:x="10.834cm" svg:y="19.23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971cm" svg:y1="19.774cm" svg:x2="10.561cm" svg:y2="19.774cm">
          <text:p/>
        </draw:line>
        <draw:custom-shape draw:style-name="gr1" draw:text-style-name="P2" draw:layer="layout" svg:width="0.909cm" svg:height="0.94cm" svg:x="12.243cm" svg:y="19.23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5.286cm" svg:y="19.23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423cm" svg:y1="19.774cm" svg:x2="15.013cm" svg:y2="19.774cm">
          <text:p/>
        </draw:line>
        <draw:custom-shape draw:style-name="gr1" draw:text-style-name="P2" draw:layer="layout" svg:width="0.909cm" svg:height="0.94cm" svg:x="3.34cm" svg:y="22.26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08cm" svg:height="0.941cm" svg:x="6.384cm" svg:y="22.26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521cm" svg:y1="22.804cm" svg:x2="6.111cm" svg:y2="22.804cm">
          <text:p/>
        </draw:line>
        <draw:frame draw:style-name="gr7" draw:text-style-name="P4" draw:layer="layout" svg:width="2.441cm" svg:height="0.962cm" svg:x="0.309cm" svg:y="8cm">
          <draw:text-box>
            <text:p>Fase 1</text:p>
          </draw:text-box>
        </draw:frame>
        <draw:frame draw:style-name="gr7" draw:text-style-name="P4" draw:layer="layout" svg:width="2.441cm" svg:height="0.962cm" svg:x="0.31cm" svg:y="11.9cm">
          <draw:text-box>
            <text:p>Fase 2</text:p>
          </draw:text-box>
        </draw:frame>
        <draw:frame draw:style-name="gr7" draw:text-style-name="P4" draw:layer="layout" svg:width="2.441cm" svg:height="0.962cm" svg:x="0.31cm" svg:y="15.7cm">
          <draw:text-box>
            <text:p>Fase 3</text:p>
          </draw:text-box>
        </draw:frame>
        <draw:frame draw:style-name="gr7" draw:text-style-name="P4" draw:layer="layout" svg:width="2.441cm" svg:height="0.962cm" svg:x="0.31cm" svg:y="19.2cm">
          <draw:text-box>
            <text:p>Fase 4</text:p>
          </draw:text-box>
        </draw:frame>
        <draw:frame draw:style-name="gr7" draw:text-style-name="P4" draw:layer="layout" svg:width="2.441cm" svg:height="0.962cm" svg:x="0.31cm" svg:y="22.2cm">
          <draw:text-box>
            <text:p>Fase 5</text:p>
          </draw:text-box>
        </draw:frame>
        <draw:frame draw:style-name="gr8" draw:text-style-name="P5" draw:layer="layout" svg:width="1.67cm" svg:height="0.725cm" svg:x="3.9cm" svg:y="7cm">
          <draw:text-box>
            <text:p><text:span text:style-name="T1">ns = 0</text:span></text:p>
          </draw:text-box>
        </draw:frame>
        <draw:frame draw:style-name="gr8" draw:text-style-name="P5" draw:layer="layout" svg:width="1.67cm" svg:height="0.725cm" svg:x="3.9cm" svg:y="11.001cm">
          <draw:text-box>
            <text:p><text:span text:style-name="T1">ns = 1</text:span></text:p>
          </draw:text-box>
        </draw:frame>
        <draw:frame draw:style-name="gr8" draw:text-style-name="P5" draw:layer="layout" svg:width="1.67cm" svg:height="0.725cm" svg:x="3.9cm" svg:y="15.001cm">
          <draw:text-box>
            <text:p><text:span text:style-name="T1">ns = 2</text:span></text:p>
          </draw:text-box>
        </draw:frame>
        <draw:frame draw:style-name="gr8" draw:text-style-name="P5" draw:layer="layout" svg:width="1.67cm" svg:height="0.725cm" svg:x="3.9cm" svg:y="18.701cm">
          <draw:text-box>
            <text:p><text:span text:style-name="T1">ns = 2</text:span></text:p>
          </draw:text-box>
        </draw:frame>
        <draw:frame draw:style-name="gr8" draw:text-style-name="P5" draw:layer="layout" svg:width="1.67cm" svg:height="0.725cm" svg:x="4cm" svg:y="22.101cm">
          <draw:text-box>
            <text:p><text:span text:style-name="T1">ns = 2</text:span></text:p>
          </draw:text-box>
        </draw:frame>
        <draw:frame draw:style-name="gr8" draw:text-style-name="P5" draw:layer="layout" svg:width="1.67cm" svg:height="0.725cm" svg:x="8.3cm" svg:y="11.301cm">
          <draw:text-box>
            <text:p><text:span text:style-name="T1">ns = 0</text:span></text:p>
          </draw:text-box>
        </draw:frame>
        <draw:frame draw:style-name="gr8" draw:text-style-name="P5" draw:layer="layout" svg:width="1.67cm" svg:height="0.725cm" svg:x="13.1cm" svg:y="11.701cm">
          <draw:text-box>
            <text:p><text:span text:style-name="T1">ns = 0</text:span></text:p>
          </draw:text-box>
        </draw:frame>
        <draw:frame draw:style-name="gr8" draw:text-style-name="P5" draw:layer="layout" svg:width="1.67cm" svg:height="0.725cm" svg:x="13.1cm" svg:y="15.502cm">
          <draw:text-box>
            <text:p><text:span text:style-name="T1">ns = 1</text:span></text:p>
          </draw:text-box>
        </draw:frame>
        <draw:frame draw:style-name="gr8" draw:text-style-name="P5" draw:layer="layout" svg:width="1.67cm" svg:height="0.725cm" svg:x="13.1cm" svg:y="19.102cm">
          <draw:text-box>
            <text:p><text:span text:style-name="T1">ns = 1</text:span></text:p>
          </draw:text-box>
        </draw:frame>
        <draw:frame draw:style-name="gr8" draw:text-style-name="P5" draw:layer="layout" svg:width="1.67cm" svg:height="0.725cm" svg:x="8.3cm" svg:y="15.202cm">
          <draw:text-box>
            <text:p><text:span text:style-name="T1">ns = 1</text:span></text:p>
          </draw:text-box>
        </draw:frame>
        <draw:frame draw:style-name="gr8" draw:text-style-name="P5" draw:layer="layout" svg:width="1.67cm" svg:height="0.725cm" svg:x="17.6cm" svg:y="15.502cm">
          <draw:text-box>
            <text:p><text:span text:style-name="T1">ns = 0</text:span></text:p>
          </draw:text-box>
        </draw:frame>
        <draw:frame draw:style-name="gr8" draw:text-style-name="P5" draw:layer="layout" svg:width="1.67cm" svg:height="0.725cm" svg:x="8.7cm" svg:y="19.102cm">
          <draw:text-box>
            <text:p><text:span text:style-name="T1">ns = 2</text:span></text:p>
          </draw:text-box>
        </draw:frame>
        <draw:line draw:style-name="gr9" draw:text-style-name="P6" draw:layer="layout" svg:x1="0.25cm" svg:y1="10.5cm" svg:x2="20.25cm" svg:y2="10.5cm">
          <text:p/>
        </draw:line>
        <draw:line draw:style-name="gr9" draw:text-style-name="P6" draw:layer="layout" svg:x1="0.25cm" svg:y1="14.3cm" svg:x2="20.25cm" svg:y2="14.3cm">
          <text:p/>
        </draw:line>
        <draw:line draw:style-name="gr9" draw:text-style-name="P6" draw:layer="layout" svg:x1="0.25cm" svg:y1="18.3cm" svg:x2="20.25cm" svg:y2="18.3cm">
          <text:p/>
        </draw:line>
        <draw:line draw:style-name="gr9" draw:text-style-name="P6" draw:layer="layout" svg:x1="0.25cm" svg:y1="21.5cm" svg:x2="20.25cm" svg:y2="21.5cm">
          <text:p/>
        </draw:line>
        <draw:line draw:style-name="gr9" draw:text-style-name="P6" draw:layer="layout" svg:x1="3cm" svg:y1="6cm" svg:x2="3cm" svg:y2="25.25cm">
          <text:p/>
        </draw:line>
        <draw:line draw:style-name="gr10" draw:text-style-name="P6" draw:layer="layout" svg:x1="5.15cm" svg:y1="7.55cm" svg:x2="5.15cm" svg:y2="9.8cm">
          <text:p/>
        </draw:line>
        <draw:line draw:style-name="gr10" draw:text-style-name="P6" draw:layer="layout" svg:x1="5.15cm" svg:y1="11.55cm" svg:x2="5.15cm" svg:y2="13.8cm">
          <text:p/>
        </draw:line>
        <draw:line draw:style-name="gr10" draw:text-style-name="P6" draw:layer="layout" svg:x1="5.15cm" svg:y1="15.45cm" svg:x2="5.15cm" svg:y2="17.7cm">
          <text:p/>
        </draw:line>
        <draw:line draw:style-name="gr11" draw:text-style-name="P6" draw:layer="layout" svg:x1="5.25cm" svg:y1="19.25cm" svg:x2="5.25cm" svg:y2="20.5cm">
          <text:p/>
        </draw:line>
        <draw:line draw:style-name="gr11" draw:text-style-name="P6" draw:layer="layout" svg:x1="9.55cm" svg:y1="15.75cm" svg:x2="9.55cm" svg:y2="17cm">
          <text:p/>
        </draw:line>
        <draw:line draw:style-name="gr11" draw:text-style-name="P6" draw:layer="layout" svg:x1="9.55cm" svg:y1="11.85cm" svg:x2="9.55cm" svg:y2="13.1cm">
          <text:p/>
        </draw:line>
      </draw:page>
      <draw:page draw:name="page2" draw:style-name="dp1" draw:master-page-name="Padrão">
        <draw:custom-shape draw:style-name="gr4" draw:text-style-name="P2" draw:layer="layout" svg:width="0.908cm" svg:height="0.942cm" svg:x="3.4cm" svg:y="7.97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443cm" svg:y="7.26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492cm" svg:y="8.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536cm" svg:y1="8.247cm" svg:x2="6.217cm" svg:y2="7.846cm">
          <text:p/>
        </draw:line>
        <draw:line draw:style-name="gr3" draw:text-style-name="P3" draw:layer="layout" svg:x1="4.536cm" svg:y1="8.693cm" svg:x2="6.217cm" svg:y2="9.183cm">
          <text:p/>
        </draw:line>
        <draw:custom-shape draw:style-name="gr1" draw:text-style-name="P2" draw:layer="layout" svg:width="0.909cm" svg:height="0.94cm" svg:x="12.797cm" svg:y="15.73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5.841cm" svg:y="15.7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978cm" svg:y1="16.275cm" svg:x2="15.568cm" svg:y2="16.275cm">
          <text:p/>
        </draw:line>
        <draw:frame draw:style-name="gr7" draw:text-style-name="P4" draw:layer="layout" svg:width="2.441cm" svg:height="0.962cm" svg:x="0.309cm" svg:y="8cm">
          <draw:text-box>
            <text:p>Fase 1</text:p>
          </draw:text-box>
        </draw:frame>
        <draw:frame draw:style-name="gr7" draw:text-style-name="P4" draw:layer="layout" svg:width="2.441cm" svg:height="0.962cm" svg:x="0.31cm" svg:y="11.9cm">
          <draw:text-box>
            <text:p>Fase 2</text:p>
          </draw:text-box>
        </draw:frame>
        <draw:frame draw:style-name="gr7" draw:text-style-name="P4" draw:layer="layout" svg:width="2.441cm" svg:height="0.962cm" svg:x="0.31cm" svg:y="15.7cm">
          <draw:text-box>
            <text:p>Fase 3</text:p>
          </draw:text-box>
        </draw:frame>
        <draw:line draw:style-name="gr9" draw:text-style-name="P6" draw:layer="layout" svg:x1="0.25cm" svg:y1="10.5cm" svg:x2="20.25cm" svg:y2="10.5cm">
          <text:p/>
        </draw:line>
        <draw:line draw:style-name="gr9" draw:text-style-name="P6" draw:layer="layout" svg:x1="0.25cm" svg:y1="14.3cm" svg:x2="20.25cm" svg:y2="14.3cm">
          <text:p/>
        </draw:line>
        <draw:custom-shape draw:style-name="gr4" draw:text-style-name="P2" draw:layer="layout" svg:width="0.908cm" svg:height="0.942cm" svg:x="8.201cm" svg:y="11.87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1.244cm" svg:y="11.16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1.293cm" svg:y="12.50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337cm" svg:y1="12.148cm" svg:x2="11.018cm" svg:y2="11.747cm">
          <text:p/>
        </draw:line>
        <draw:line draw:style-name="gr3" draw:text-style-name="P3" draw:layer="layout" svg:x1="9.337cm" svg:y1="12.594cm" svg:x2="11.018cm" svg:y2="13.084cm">
          <text:p/>
        </draw:line>
        <draw:custom-shape draw:style-name="gr4" draw:text-style-name="P2" draw:layer="layout" svg:width="0.908cm" svg:height="0.942cm" svg:x="12.601cm" svg:y="11.8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5.644cm" svg:y="11.16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5.693cm" svg:y="12.50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737cm" svg:y1="12.148cm" svg:x2="15.418cm" svg:y2="11.747cm">
          <text:p/>
        </draw:line>
        <draw:line draw:style-name="gr3" draw:text-style-name="P3" draw:layer="layout" svg:x1="13.737cm" svg:y1="12.594cm" svg:x2="15.418cm" svg:y2="13.084cm">
          <text:p/>
        </draw:line>
        <draw:frame draw:style-name="gr12" draw:text-style-name="P8" draw:layer="layout" svg:width="5.561cm" svg:height="0.962cm" svg:x="2.939cm" svg:y="7.038cm">
          <draw:text-box>
            <text:p text:style-name="P7"><text:span text:style-name="T2">tm = 1/2 da original</text:span></text:p>
          </draw:text-box>
        </draw:frame>
        <draw:frame draw:style-name="gr7" draw:text-style-name="P4" draw:layer="layout" svg:width="2.441cm" svg:height="0.962cm" svg:x="0.31cm" svg:y="19.3cm">
          <draw:text-box>
            <text:p>Fase 4</text:p>
          </draw:text-box>
        </draw:frame>
        <draw:line draw:style-name="gr9" draw:text-style-name="P6" draw:layer="layout" svg:x1="0.25cm" svg:y1="17.9cm" svg:x2="20.25cm" svg:y2="17.9cm">
          <text:p/>
        </draw:line>
        <draw:frame draw:style-name="gr7" draw:text-style-name="P4" draw:layer="layout" svg:width="2.441cm" svg:height="0.962cm" svg:x="0.31cm" svg:y="22.8cm">
          <draw:text-box>
            <text:p>Fase 5</text:p>
          </draw:text-box>
        </draw:frame>
        <draw:line draw:style-name="gr9" draw:text-style-name="P6" draw:layer="layout" svg:x1="0.25cm" svg:y1="21.4cm" svg:x2="20.25cm" svg:y2="21.4cm">
          <text:p/>
        </draw:line>
        <draw:custom-shape draw:style-name="gr4" draw:text-style-name="P2" draw:layer="layout" svg:width="0.908cm" svg:height="0.942cm" svg:x="3.401cm" svg:y="11.87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444cm" svg:y="11.16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493cm" svg:y="12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537cm" svg:y1="12.148cm" svg:x2="6.218cm" svg:y2="11.747cm">
          <text:p/>
        </draw:line>
        <draw:line draw:style-name="gr3" draw:text-style-name="P3" draw:layer="layout" svg:x1="4.537cm" svg:y1="12.594cm" svg:x2="6.218cm" svg:y2="13.084cm">
          <text:p/>
        </draw:line>
        <draw:frame draw:style-name="gr13" draw:text-style-name="P8" draw:layer="layout" svg:width="3.56cm" svg:height="1.039cm" svg:x="2.94cm" svg:y="11.038cm">
          <draw:text-box>
            <text:p text:style-name="P7"><text:span text:style-name="T2">tm = 1/2 da original</text:span></text:p>
          </draw:text-box>
        </draw:frame>
        <draw:frame draw:style-name="gr13" draw:text-style-name="P8" draw:layer="layout" svg:width="3.56cm" svg:height="1.039cm" svg:x="7.84cm" svg:y="11.039cm">
          <draw:text-box>
            <text:p text:style-name="P7"><text:span text:style-name="T2">tm = 1/4 da original</text:span></text:p>
          </draw:text-box>
        </draw:frame>
        <draw:frame draw:style-name="gr13" draw:text-style-name="P8" draw:layer="layout" svg:width="3.56cm" svg:height="1.039cm" svg:x="12.34cm" svg:y="11.04cm">
          <draw:text-box>
            <text:p text:style-name="P7"><text:span text:style-name="T2">tm = 1/4 da original</text:span></text:p>
          </draw:text-box>
        </draw:frame>
        <draw:custom-shape draw:style-name="gr4" draw:text-style-name="P2" draw:layer="layout" svg:width="0.908cm" svg:height="0.942cm" svg:x="3.602cm" svg:y="15.77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645cm" svg:y="15.0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694cm" svg:y="16.40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738cm" svg:y1="16.05cm" svg:x2="6.419cm" svg:y2="15.649cm">
          <text:p/>
        </draw:line>
        <draw:line draw:style-name="gr3" draw:text-style-name="P3" draw:layer="layout" svg:x1="4.738cm" svg:y1="16.496cm" svg:x2="6.419cm" svg:y2="16.986cm">
          <text:p/>
        </draw:line>
        <draw:custom-shape draw:style-name="gr4" draw:text-style-name="P2" draw:layer="layout" svg:width="0.908cm" svg:height="0.942cm" svg:x="8.002cm" svg:y="15.77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1.045cm" svg:y="15.0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1.094cm" svg:y="16.40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138cm" svg:y1="16.05cm" svg:x2="10.819cm" svg:y2="15.649cm">
          <text:p/>
        </draw:line>
        <draw:line draw:style-name="gr3" draw:text-style-name="P3" draw:layer="layout" svg:x1="9.138cm" svg:y1="16.496cm" svg:x2="10.819cm" svg:y2="16.986cm">
          <text:p/>
        </draw:line>
        <draw:frame draw:style-name="gr13" draw:text-style-name="P8" draw:layer="layout" svg:width="3.56cm" svg:height="1.039cm" svg:x="7.741cm" svg:y="14.942cm">
          <draw:text-box>
            <text:p text:style-name="P7"><text:span text:style-name="T2">tm = 1/4 da original</text:span></text:p>
          </draw:text-box>
        </draw:frame>
        <draw:frame draw:style-name="gr13" draw:text-style-name="P8" draw:layer="layout" svg:width="3.56cm" svg:height="1.039cm" svg:x="3.14cm" svg:y="14.94cm">
          <draw:text-box>
            <text:p text:style-name="P7"><text:span text:style-name="T2">tm = 1/4 da original</text:span></text:p>
          </draw:text-box>
        </draw:frame>
        <draw:frame draw:style-name="gr13" draw:text-style-name="P8" draw:layer="layout" svg:width="3.56cm" svg:height="1.039cm" svg:x="12.841cm" svg:y="14.943cm">
          <draw:text-box>
            <text:p text:style-name="P7"><text:span text:style-name="T2">tm = 1/4 da original</text:span></text:p>
          </draw:text-box>
        </draw:frame>
        <draw:custom-shape draw:style-name="gr1" draw:text-style-name="P2" draw:layer="layout" svg:width="0.909cm" svg:height="0.94cm" svg:x="12.799cm" svg:y="19.23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5.843cm" svg:y="19.24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98cm" svg:y1="19.777cm" svg:x2="15.57cm" svg:y2="19.777cm">
          <text:p/>
        </draw:line>
        <draw:custom-shape draw:style-name="gr4" draw:text-style-name="P2" draw:layer="layout" svg:width="0.908cm" svg:height="0.942cm" svg:x="3.604cm" svg:y="19.2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647cm" svg:y="18.57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696cm" svg:y="19.90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74cm" svg:y1="19.552cm" svg:x2="6.421cm" svg:y2="19.151cm">
          <text:p/>
        </draw:line>
        <draw:line draw:style-name="gr3" draw:text-style-name="P3" draw:layer="layout" svg:x1="4.74cm" svg:y1="19.998cm" svg:x2="6.421cm" svg:y2="20.488cm">
          <text:p/>
        </draw:line>
        <draw:custom-shape draw:style-name="gr4" draw:text-style-name="P2" draw:layer="layout" svg:width="0.908cm" svg:height="0.942cm" svg:x="8.004cm" svg:y="19.2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1.047cm" svg:y="18.57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1.096cm" svg:y="19.90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14cm" svg:y1="19.552cm" svg:x2="10.821cm" svg:y2="19.151cm">
          <text:p/>
        </draw:line>
        <draw:line draw:style-name="gr3" draw:text-style-name="P3" draw:layer="layout" svg:x1="9.14cm" svg:y1="19.998cm" svg:x2="10.821cm" svg:y2="20.488cm">
          <text:p/>
        </draw:line>
        <draw:frame draw:style-name="gr13" draw:text-style-name="P8" draw:layer="layout" svg:width="3.56cm" svg:height="1.039cm" svg:x="7.743cm" svg:y="18.444cm">
          <draw:text-box>
            <text:p text:style-name="P7"><text:span text:style-name="T2">tm = 1/4 da original</text:span></text:p>
          </draw:text-box>
        </draw:frame>
        <draw:frame draw:style-name="gr13" draw:text-style-name="P8" draw:layer="layout" svg:width="3.56cm" svg:height="1.039cm" svg:x="3.142cm" svg:y="18.442cm">
          <draw:text-box>
            <text:p text:style-name="P7"><text:span text:style-name="T2">tm = 1/4 da original</text:span></text:p>
          </draw:text-box>
        </draw:frame>
        <draw:frame draw:style-name="gr13" draw:text-style-name="P8" draw:layer="layout" svg:width="3.56cm" svg:height="1.039cm" svg:x="12.843cm" svg:y="18.445cm">
          <draw:text-box>
            <text:p text:style-name="P7"><text:span text:style-name="T2">tm = 1/4 da original</text:span></text:p>
          </draw:text-box>
        </draw:frame>
        <draw:custom-shape draw:style-name="gr1" draw:text-style-name="P2" draw:layer="layout" svg:width="0.909cm" svg:height="0.94cm" svg:x="12.801cm" svg:y="22.83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5.845cm" svg:y="22.84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982cm" svg:y1="23.379cm" svg:x2="15.572cm" svg:y2="23.379cm">
          <text:p/>
        </draw:line>
        <draw:custom-shape draw:style-name="gr4" draw:text-style-name="P2" draw:layer="layout" svg:width="0.908cm" svg:height="0.942cm" svg:x="3.606cm" svg:y="22.88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649cm" svg:y="22.17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698cm" svg:y="23.50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742cm" svg:y1="23.154cm" svg:x2="6.423cm" svg:y2="22.753cm">
          <text:p/>
        </draw:line>
        <draw:line draw:style-name="gr3" draw:text-style-name="P3" draw:layer="layout" svg:x1="4.742cm" svg:y1="23.6cm" svg:x2="6.423cm" svg:y2="24.09cm">
          <text:p/>
        </draw:line>
        <draw:custom-shape draw:style-name="gr4" draw:text-style-name="P2" draw:layer="layout" svg:width="0.908cm" svg:height="0.942cm" svg:x="8.006cm" svg:y="22.88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1.049cm" svg:y="22.17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1.098cm" svg:y="23.50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142cm" svg:y1="23.154cm" svg:x2="10.823cm" svg:y2="22.753cm">
          <text:p/>
        </draw:line>
        <draw:line draw:style-name="gr3" draw:text-style-name="P3" draw:layer="layout" svg:x1="9.142cm" svg:y1="23.6cm" svg:x2="10.823cm" svg:y2="24.09cm">
          <text:p/>
        </draw:line>
        <draw:frame draw:style-name="gr13" draw:text-style-name="P8" draw:layer="layout" svg:width="3.56cm" svg:height="1.039cm" svg:x="7.745cm" svg:y="22.046cm">
          <draw:text-box>
            <text:p text:style-name="P7"><text:span text:style-name="T2">tm = 1/4 da original</text:span></text:p>
          </draw:text-box>
        </draw:frame>
        <draw:frame draw:style-name="gr13" draw:text-style-name="P8" draw:layer="layout" svg:width="3.56cm" svg:height="1.039cm" svg:x="3.144cm" svg:y="22.044cm">
          <draw:text-box>
            <text:p text:style-name="P7"><text:span text:style-name="T2">tm = 1/4 da original</text:span></text:p>
          </draw:text-box>
        </draw:frame>
        <draw:frame draw:style-name="gr13" draw:text-style-name="P8" draw:layer="layout" svg:width="3.56cm" svg:height="1.039cm" svg:x="12.845cm" svg:y="22.047cm">
          <draw:text-box>
            <text:p text:style-name="P7"><text:span text:style-name="T2">tm = 1/4 da original</text:span></text:p>
          </draw:text-box>
        </draw:frame>
        <draw:frame draw:style-name="gr7" draw:text-style-name="P4" draw:layer="layout" svg:width="2.441cm" svg:height="0.962cm" svg:x="0.31cm" svg:y="26.401cm">
          <draw:text-box>
            <text:p>Fase 6</text:p>
          </draw:text-box>
        </draw:frame>
        <draw:line draw:style-name="gr9" draw:text-style-name="P6" draw:layer="layout" svg:x1="0.25cm" svg:y1="25.001cm" svg:x2="20.25cm" svg:y2="25.001cm">
          <text:p/>
        </draw:line>
        <draw:custom-shape draw:style-name="gr1" draw:text-style-name="P2" draw:layer="layout" svg:width="0.909cm" svg:height="0.94cm" svg:x="3.601cm" svg:y="26.4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645cm" svg:y="26.44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782cm" svg:y1="26.98cm" svg:x2="6.372cm" svg:y2="26.98cm">
          <text:p/>
        </draw:line>
        <draw:frame draw:style-name="gr13" draw:text-style-name="P8" draw:layer="layout" svg:width="3.56cm" svg:height="1.039cm" svg:x="3.645cm" svg:y="25.648cm">
          <draw:text-box>
            <text:p text:style-name="P7"><text:span text:style-name="T2">tm = 1/4 da origi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2T21:58:17.566000000</meta:creation-date>
    <dc:date>2023-03-13T00:39:04.059000000</dc:date>
    <meta:editing-duration>PT2H16M36S</meta:editing-duration>
    <meta:editing-cycles>7</meta:editing-cycles>
    <meta:generator>LibreOffice/7.4.3.2$Windows_X86_64 LibreOffice_project/1048a8393ae2eeec98dff31b5c133c5f1d08b890</meta:generator>
    <meta:document-statistic meta:object-count="169"/>
  </office:meta>
</office:document-meta>
</file>